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a9ba1" officeooo:paragraph-rsid="0001c387"/>
    </style:style>
    <style:style style:name="P2" style:family="paragraph" style:parent-style-name="Heading_20_2">
      <style:text-properties officeooo:paragraph-rsid="0001c387"/>
    </style:style>
    <style:style style:name="P3" style:family="paragraph" style:parent-style-name="Heading_20_2">
      <style:text-properties officeooo:rsid="002bda02" officeooo:paragraph-rsid="0001c387"/>
    </style:style>
    <style:style style:name="P4" style:family="paragraph" style:parent-style-name="Heading_20_2">
      <style:text-properties officeooo:paragraph-rsid="00034ee6"/>
    </style:style>
    <style:style style:name="P5" style:family="paragraph" style:parent-style-name="Heading_20_1">
      <style:text-properties officeooo:paragraph-rsid="0001c387"/>
    </style:style>
    <style:style style:name="P6" style:family="paragraph" style:parent-style-name="Text_20_body">
      <style:text-properties officeooo:rsid="00033f80" officeooo:paragraph-rsid="00033f80"/>
    </style:style>
    <style:style style:name="P7" style:family="paragraph" style:parent-style-name="Text_20_body">
      <style:text-properties officeooo:rsid="00034ee6" officeooo:paragraph-rsid="00034ee6"/>
    </style:style>
    <style:style style:name="P8" style:family="paragraph" style:parent-style-name="Text_20_body">
      <style:text-properties officeooo:rsid="0003db2b" officeooo:paragraph-rsid="0003db2b"/>
    </style:style>
    <style:style style:name="P9" style:family="paragraph" style:parent-style-name="Text_20_body">
      <style:text-properties officeooo:rsid="0003ee51" officeooo:paragraph-rsid="0003ee51"/>
    </style:style>
    <style:style style:name="P10" style:family="paragraph" style:parent-style-name="Text_20_body">
      <style:text-properties officeooo:rsid="00053c36" officeooo:paragraph-rsid="00053c36"/>
    </style:style>
    <style:style style:name="T1" style:family="text">
      <style:text-properties officeooo:rsid="002bda02"/>
    </style:style>
    <style:style style:name="T2" style:family="text">
      <style:text-properties officeooo:rsid="002a9ba1"/>
    </style:style>
    <style:style style:name="T3" style:family="text">
      <style:text-properties officeooo:rsid="00034ee6"/>
    </style:style>
    <style:style style:name="T4" style:family="text">
      <style:text-properties officeooo:rsid="0003db2b"/>
    </style:style>
    <style:style style:name="T5" style:family="text">
      <style:text-properties officeooo:rsid="0003ee51"/>
    </style:style>
    <style:style style:name="T6" style:family="text">
      <style:text-properties officeooo:rsid="00053c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Piloting</text:h>
      <text:h text:style-name="P2" text:outline-level="2">Piloting <text:span text:style-name="T1">around obstacles</text:span></text:h>
      <text:h text:style-name="P3" text:outline-level="2">Dogfights</text:h>
      <text:h text:style-name="P2" text:outline-level="2">Dealership: what you can pilot</text:h>
      <text:p text:style-name="P1">Cargo shuttle: a ship optimize to carry a lot of goods inside the hull, mostly for freight transport. It may be used to carry stuff between stations, especially what needs to be transported with a bit of care: food, plants and manufactured goods for use inside.</text:p>
      <text:p text:style-name="P1">Entry shuttle: specialized ships to enter atmospheres. They have pretty bad propulsion for void travel, but may use powerful thrusters to escape planetary gravity. They are used to carry various things, from goods to people from the surface to the orbit or vice-versa. </text:p>
      <text:p text:style-name="P1">Passenger shuttle: small ship designed to transport human cargo in various degree of comfort for both the crew and the passengers. </text:p>
      <text:p text:style-name="P1">Race ship: the first ones where haphazard constructions with powerful propulsion to test the limits of the ships, and are the subjects of many bets. The races themselves can be extremely dangerous, as running inside dense asteroid fields or around dangerous stellar bodies. The most expensive ones are elegant racing yacht, paid for and used by <text:span text:style-name="T1">influential people</text:span> in Sol system.</text:p>
      <text:p text:style-name="P1">Research vessel: <text:span text:style-name="T1">sturdy hulls and good sensors are the staples for this kind of ships, designed to explore and analyze various stellar bodies, from mineral content of asteroids, to interesting places to settle on a new exo-planet. Organized systems now also use them for rescue missions in space.</text:span></text:p>
      <text:p text:style-name="P1">Smuggling ship: <text:span text:style-name="T1">when there is law, there is crime, and stealthy and fast hips may be used to carry illegal goods to various stations: sometimes weapons, but mostly drugs and cultural stuff made illegal by local governments (politics, pornography, religious texts…). What requires good networks is to get through gates, because you can’t just sneak in.</text:span></text:p>
      <text:p text:style-name="P1">Tug boats: small but powerful ships, used to ferry basic freight that does not need to be store inside a pressured environment: ice, basic construction materials and various ores and liquids. Some are made to move other ships around, mainly around docks and gates, where precision is needed.</text:p>
      <text:h text:style-name="P5" text:outline-level="1">Network and electronic warfare <text:span text:style-name="T2">rules</text:span></text:h>
      <text:h text:style-name="P2" text:outline-level="2">Basis of networks</text:h>
      <text:p text:style-name="P6">A network is a group of items linked to each other by virtual or physical links, and sharing <text:span text:style-name="T3">one authorization process. For instance, most people will have their private network, which has a link to their apartment network, which is itself linked to the apartment complex’s network.</text:span></text:p>
      <text:p text:style-name="P7"><text:soft-page-break/>Certain items, with the Networked tag, need to be connected to a network to properly function.</text:p>
      <text:p text:style-name="P7">A jammed network is considered as non-functional.</text:p>
      <text:p text:style-name="P7">One can access a network with several access rights, in three levels: view, use and admin. View rights allow to see all items in the network, including their physical location, and an access to see non-secured <text:s/>data stored in the network. Use rights allow to activate or deactivate any item of the network, except the one running it, and to access non-secured data to modify it (most will have backups though). Admin rights are basically complete rights: all data is considered non-secured, including the backups, and one can eject all other user from the network, except other admins.</text:p>
      <text:p text:style-name="P9">Datasets are data stored in the network: the owner’s emails, their tax records…. Some may be secured by a specific password.</text:p>
      <text:p text:style-name="P9">Datalinks are links to another network. Each datalink has a specific right associated with it. On has access to the secondary network, but only with the associated rights. For instance, most people will have a user’s link to their home’s network, in order to access to low-security files and items.</text:p>
      <text:h text:style-name="P4" text:outline-level="2">Breaching a network</text:h>
      <text:p text:style-name="P7">To breach a physical network, one has to physically plug a cable between one of their networked device and the network’s cables. In most cases, doing so grants user access, while in very secure environments, it only grants view access.</text:p>
      <text:p text:style-name="P7">Breaching a virtual network is a System check versus the Firewall of the network. Most networks will have a Firewall of 2-3, very secured networks with up-to-date protection may go as high as 5. If the check is successful <text:span text:style-name="T4">with a number of advances equal to the Firewall, the attacker gains view rights. If they manage to score 1 more advance, they get user rights. If they manage to score 2 more advances than the Firewall value, they get admin rights. In combat, a breach attempt is an action. It is also possible to elevate the access rights while in a network. If a character fails any attempt, the breach attempt is immediately known by the admins of the network, and they will know if it is breached by this user.</text:span></text:p>
      <text:h text:style-name="Heading_20_3" text:outline-level="3">Combat actions</text:h>
      <text:p text:style-name="P8">Activate/Deactivate: if the character has the rights to do so, they may activate or deactivate any number of equipment belonging to the network.</text:p>
      <text:p text:style-name="P8">Breach: plug a cable to a physical network in the zone, or try to hack into a virtual network, or break the security around a specific dataset. Each attempt is an action.</text:p>
      <text:p text:style-name="P8">Elevate: The character tries to elevate their rights in a network, by attempting<text:span text:style-name="T3"> a System check versus the Firewall of the network. </text:span>If successful, they move up one access right, from view to user, or from user to admin.</text:p>
      <text:p text:style-name="P8"><text:soft-page-break/>Identify: The character attempts to identify what the datasets in the network contain. Some datasets may require a check, but the character gets the list of all datasets available, and if they are secured or not.</text:p>
      <text:p text:style-name="P8">Jam: The network is considered jammed. Admin may do this automatically, while users need to succeed a check versus the Firewall of the network.</text:p>
      <text:p text:style-name="P8">Obtain data: The character may copy a specific dataset in the network, or modify it, <text:span text:style-name="T6">or gain access to a datalink</text:span>. They must have <text:span text:style-name="T6">the rights to do so.</text:span></text:p>
      <text:h text:style-name="Heading_20_2" text:outline-level="2">Network defense</text:h>
      <text:p text:style-name="P8">As mentioned in previous section, admins may know when their network is breached, if the attacker fails a check, or if the damage they have done is extensive.</text:p>
      <text:p text:style-name="P8">In such case, they may attempt to identify the intruder, before taking further actions. <text:span text:style-name="T5">Technically, an intruder having admin access may try all of these actions as well.</text:span></text:p>
      <text:p text:style-name="P8">There is also the option of shutting down the whole network for a full turn: it boots again at the end of next turn. All intruders are ejected from the network and must breach it again, <text:span text:style-name="T5">even if they shut it down.</text:span></text:p>
      <text:h text:style-name="Heading_20_3" text:outline-level="3">Combat actions</text:h>
      <text:p text:style-name="P9">Demote: This action may only be attempted on identified intruder, and immediately degrades their access rights by one level: admin goes to user, user goes to view, and view are ejected and have to breach the network again.</text:p>
      <text:p text:style-name="P9">Identify: This is a system check versus a difficulty of 2 to identify an admin access, 3 for user and 4 for view. If successful, the intruder is identified and may be targeted by other actions.</text:p>
      <text:p text:style-name="P9">Shut down: admin accounts may immediately shut down their network for a full turn.</text:p>
      <text:h text:style-name="Heading_20_2" text:outline-level="2">Designing a network <text:span text:style-name="T6">(for the GM)</text:span></text:h>
      <text:p text:style-name="P10">First, do not attempt to think about everything inside a network, just imagine what may be of use to the PCs: meaningful datasets, important items. If players have ideas about some items, think about it then.</text:p>
      <text:p text:style-name="P10">Most of the time, datasets under specific security are private information: very personal mails, banking data, that sort of things. Some of them may simply not be linked to a network at all.</text:p>
      <text:p text:style-name="P10">In the same vein, do not try to map every datalinks one could have: apartments, professional…. For simple tasks, use them as datasets, with specific access rights. For more intense breaches, treat them as different networks completely, with their own admin teams, items, datasets and datali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3-11T22:53:11.380000000</dc:date>
    <meta:editing-duration>PT6M57S</meta:editing-duration>
    <meta:editing-cycles>2</meta:editing-cycles>
    <meta:document-statistic meta:table-count="0" meta:image-count="0" meta:object-count="0" meta:page-count="3" meta:paragraph-count="41" meta:word-count="1250" meta:character-count="7348" meta:non-whitespace-character-count="6136"/>
  </office:meta>
</office:document-meta>
</file>